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eea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eea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eea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eea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eea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eea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eea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eea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eea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eea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eea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eea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eea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eea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eea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eea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eea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ernando Alberto Urbina Alva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82277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ernando Jose Urbina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23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1.5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